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02cm solid #e3e3e3"/>
    </style:style>
    <style:style style:name="P2" style:family="paragraph" style:parent-style-name="Text_20_body" style:list-style-name="L1">
      <style:paragraph-properties fo:padding="0.049cm" fo:border="0.002cm solid #e3e3e3"/>
    </style:style>
    <style:style style:name="P3" style:family="paragraph" style:parent-style-name="Text_20_body" style:list-style-name="L2">
      <style:paragraph-properties fo:padding="0.049cm" fo:border="0.002cm solid #e3e3e3"/>
    </style:style>
    <style:style style:name="P4" style:family="paragraph" style:parent-style-name="Text_20_body" style:list-style-name="L3">
      <style:paragraph-properties fo:padding="0.049cm" fo:border="0.002cm solid #e3e3e3"/>
    </style:style>
    <style:style style:name="P5" style:family="paragraph" style:parent-style-name="Text_20_body" style:list-style-name="L4">
      <style:paragraph-properties fo:padding="0.049cm" fo:border="0.002cm solid #e3e3e3"/>
    </style:style>
    <style:style style:name="P6" style:family="paragraph" style:parent-style-name="Text_20_body" style:list-style-name="L5">
      <style:paragraph-properties fo:padding="0.049cm" fo:border="0.002cm solid #e3e3e3"/>
    </style:style>
    <style:style style:name="P7" style:family="paragraph" style:parent-style-name="Text_20_body" style:list-style-name="L6">
      <style:paragraph-properties fo:padding="0.049cm" fo:border="0.002cm solid #e3e3e3"/>
    </style:style>
    <style:style style:name="P8" style:family="paragraph" style:parent-style-name="Text_20_body">
      <style:paragraph-properties fo:margin-top="0cm" fo:margin-bottom="0cm" fo:padding="0.049cm" fo:border="0.002cm solid #e3e3e3"/>
    </style:style>
    <style:style style:name="P9" style:family="paragraph" style:parent-style-name="Text_20_body" style:list-style-name="L1">
      <style:paragraph-properties fo:margin-top="0cm" fo:margin-bottom="0cm" fo:padding="0.049cm" fo:border="0.002cm solid #e3e3e3"/>
    </style:style>
    <style:style style:name="P10" style:family="paragraph" style:parent-style-name="Text_20_body" style:list-style-name="L2">
      <style:paragraph-properties fo:margin-top="0cm" fo:margin-bottom="0cm" fo:padding="0.049cm" fo:border="0.002cm solid #e3e3e3"/>
    </style:style>
    <style:style style:name="P11" style:family="paragraph" style:parent-style-name="Text_20_body" style:list-style-name="L3">
      <style:paragraph-properties fo:margin-top="0cm" fo:margin-bottom="0cm" fo:padding="0.049cm" fo:border="0.002cm solid #e3e3e3"/>
    </style:style>
    <style:style style:name="P12" style:family="paragraph" style:parent-style-name="Text_20_body" style:list-style-name="L4">
      <style:paragraph-properties fo:margin-top="0cm" fo:margin-bottom="0cm" fo:padding="0.049cm" fo:border="0.002cm solid #e3e3e3"/>
    </style:style>
    <style:style style:name="P13" style:family="paragraph" style:parent-style-name="Text_20_body" style:list-style-name="L5">
      <style:paragraph-properties fo:margin-top="0cm" fo:margin-bottom="0cm" fo:padding="0.049cm" fo:border="0.002cm solid #e3e3e3"/>
    </style:style>
    <style:style style:name="P14" style:family="paragraph" style:parent-style-name="Heading_20_3">
      <style:paragraph-properties fo:padding="0.049cm" fo:border="0.002cm solid #e3e3e3"/>
    </style:style>
    <style:style style:name="P15" style:family="paragraph" style:parent-style-name="Preformatted_20_Text">
      <style:paragraph-properties fo:margin-top="0cm" fo:margin-bottom="0.499cm" fo:padding="0.049cm" fo:border="0.002cm solid #e3e3e3" style:writing-mode="lr-tb"/>
    </style:style>
    <style:style style:name="P16" style:family="paragraph" style:parent-style-name="Preformatted_20_Text">
      <style:paragraph-properties fo:padding="0.049cm" fo:border="0.002cm solid #e3e3e3"/>
    </style:style>
    <style:style style:name="P17" style:family="paragraph" style:parent-style-name="Preformatted_20_Text">
      <style:paragraph-properties fo:padding="0.049cm" fo:border="0.002cm solid #e3e3e3" style:writing-mode="lr-tb"/>
    </style:style>
    <style:style style:name="P18" style:family="paragraph" style:parent-style-name="Heading_20_4">
      <style:paragraph-properties fo:padding="0.049cm" fo:border="0.002cm solid #e3e3e3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Introducción a la refactorización y uso de patrones de diseño</text:h>
      <text:p text:style-name="P1">Refactorizar un código implica reestructurarlo sin cambiar su comportamiento externo, mejorando su legibilidad, mantenibilidad o extensibilidad. Los patrones de diseño, por otro lado, son soluciones típicas a problemas comunes en el diseño de software que facilitan la reutilización de código y hacen que los sistemas sean más robustos y mantenibles.</text:p>
      <text:h text:style-name="P14" text:outline-level="3">Ejemplo de programa sin enfoque orientado a objetos</text:h>
      <text:p text:style-name="P1">Supongamos que tenemos un programa simple en Java que carga información desde una base de datos y la muestra, pero está escrito sin un enfoque orientado a objetos y sin aplicar patrones de diseño.</text:p>
      <text:p text:style-name="P16">java</text:p>
      <text:p text:style-name="P16">Copiar código</text:p>
      <text:p text:style-name="P17"><text:span text:style-name="Source_20_Text">import java.sql.*;</text:span></text:p>
      <text:p text:style-name="P17"/>
      <text:p text:style-name="P17"><text:span text:style-name="Source_20_Text">public class DataDisplay {</text:span></text:p>
      <text:p text:style-name="P17"><text:span text:style-name="Source_20_Text"><text:s text:c="4"/>public static void main(String[] args) {</text:span></text:p>
      <text:p text:style-name="P17"><text:span text:style-name="Source_20_Text"><text:s text:c="8"/>Connection connection = null;</text:span></text:p>
      <text:p text:style-name="P17"><text:span text:style-name="Source_20_Text"><text:s text:c="8"/>ResultSet resultSet = null;</text:span></text:p>
      <text:p text:style-name="P17"><text:span text:style-name="Source_20_Text"><text:s text:c="8"/>try {</text:span></text:p>
      <text:p text:style-name="P17"><text:span text:style-name="Source_20_Text"><text:s text:c="12"/>connection = DriverManager.getConnection("jdbc:mysql://localhost/mydb", "user", "password");</text:span></text:p>
      <text:p text:style-name="P17"><text:span text:style-name="Source_20_Text"><text:s text:c="12"/>Statement statement = connection.createStatement();</text:span></text:p>
      <text:p text:style-name="P17"><text:span text:style-name="Source_20_Text"><text:s text:c="12"/>resultSet = statement.executeQuery("SELECT * FROM users");</text:span></text:p>
      <text:p text:style-name="P17"/>
      <text:p text:style-name="P17"><text:span text:style-name="Source_20_Text"><text:s text:c="12"/>while (resultSet.next()) {</text:span></text:p>
      <text:p text:style-name="P17"><text:span text:style-name="Source_20_Text"><text:s text:c="16"/>System.out.println("User: " + resultSet.getString("username"));</text:span></text:p>
      <text:p text:style-name="P17"><text:span text:style-name="Source_20_Text"><text:s text:c="12"/>}</text:span></text:p>
      <text:p text:style-name="P17"><text:span text:style-name="Source_20_Text"><text:s text:c="8"/>} catch (SQLException e) {</text:span></text:p>
      <text:p text:style-name="P17"><text:span text:style-name="Source_20_Text"><text:s text:c="12"/>e.printStackTrace();</text:span></text:p>
      <text:p text:style-name="P17"><text:span text:style-name="Source_20_Text"><text:s text:c="8"/>} finally {</text:span></text:p>
      <text:p text:style-name="P17"><text:span text:style-name="Source_20_Text"><text:s text:c="12"/>try {</text:span></text:p>
      <text:p text:style-name="P17"><text:span text:style-name="Source_20_Text"><text:s text:c="16"/>if (resultSet != null) resultSet.close();</text:span></text:p>
      <text:p text:style-name="P17"><text:span text:style-name="Source_20_Text"><text:s text:c="16"/>if (connection != null) connection.close();</text:span></text:p>
      <text:p text:style-name="P17"><text:span text:style-name="Source_20_Text"><text:s text:c="12"/>} catch (SQLException e) {</text:span></text:p>
      <text:p text:style-name="P17"><text:span text:style-name="Source_20_Text"><text:s text:c="16"/>e.printStackTrace();</text:span></text:p>
      <text:p text:style-name="P17"><text:span text:style-name="Source_20_Text"><text:s text:c="12"/>}</text:span></text:p>
      <text:p text:style-name="P17"><text:span text:style-name="Source_20_Text"><text:s text:c="8"/>}</text:span></text:p>
      <text:p text:style-name="P17"><text:span text:style-name="Source_20_Text"><text:s text:c="4"/>}</text:span></text:p>
      <text:p text:style-name="P15"><text:span text:style-name="Source_20_Text">}</text:span></text:p>
      <text:h text:style-name="P18" text:outline-level="4">Desventajas de este enfoque:</text:h>
      <text:list xml:id="list5760816737945448461" text:style-name="L1">
        <text:list-item>
          <text:p text:style-name="P9"><text:span text:style-name="Strong_20_Emphasis">Alta dependencia</text:span>: El método <text:span text:style-name="Source_20_Text">main</text:span> gestiona la conexión a la base de datos, ejecución de consultas y la presentación de resultados, lo que viola el principio de responsabilidad única (Single Responsibility Principle).</text:p>
        </text:list-item>
        <text:list-item>
          <text:p text:style-name="P9"><text:span text:style-name="Strong_20_Emphasis">Difícil de mantener y escalar</text:span>: Cambios en la lógica de conexión a la base de datos afectarán directamente al código de la presentación.</text:p>
        </text:list-item>
        <text:list-item>
          <text:p text:style-name="P2"><text:span text:style-name="Strong_20_Emphasis">Difícil de testear</text:span>: Al no utilizar objetos o interfaces, se complica el mockeo de dependencias durante las pruebas unitarias.</text:p>
        </text:list-item>
      </text:list>
      <text:h text:style-name="P14" text:outline-level="3"><text:soft-page-break/>Refactorización utilizando el patrón Proxy</text:h>
      <text:p text:style-name="P1">El patrón Proxy proporciona un sustituto o representante de otro objeto para controlar el acceso a este. En nuestro contexto, se puede utilizar para controlar el acceso a los datos de la base de datos, lo que permite añadir funcionalidades adicionales como la gestión de conexiones y la caché de resultados.</text:p>
      <text:h text:style-name="P18" text:outline-level="4">Paso 1: Definir interfaces</text:h>
      <text:p text:style-name="P1">Primero, definimos una interfaz que describa los métodos para obtener datos de usuarios.</text:p>
      <text:p text:style-name="P16">java</text:p>
      <text:p text:style-name="P16">Copiar código</text:p>
      <text:p text:style-name="P17"><text:span text:style-name="Source_20_Text">interface UserDataProvider {</text:span></text:p>
      <text:p text:style-name="P17"><text:span text:style-name="Source_20_Text"><text:s text:c="4"/>ResultSet getUsers() throws SQLException;</text:span></text:p>
      <text:p text:style-name="P15"><text:span text:style-name="Source_20_Text">}</text:span></text:p>
      <text:h text:style-name="P18" text:outline-level="4">Paso 2: Implementar la interfaz con una clase concreta</text:h>
      <text:p text:style-name="P16">java</text:p>
      <text:p text:style-name="P16">Copiar código</text:p>
      <text:p text:style-name="P17"><text:span text:style-name="Source_20_Text">class RealUserDataProvider implements UserDataProvider {</text:span></text:p>
      <text:p text:style-name="P17"><text:span text:style-name="Source_20_Text"><text:s text:c="4"/>public ResultSet getUsers() throws SQLException {</text:span></text:p>
      <text:p text:style-name="P17"><text:span text:style-name="Source_20_Text"><text:s text:c="8"/>Connection connection = DriverManager.getConnection("jdbc:mysql://localhost/mydb", "user", "password");</text:span></text:p>
      <text:p text:style-name="P17"><text:span text:style-name="Source_20_Text"><text:s text:c="8"/>Statement statement = connection.createStatement();</text:span></text:p>
      <text:p text:style-name="P17"><text:span text:style-name="Source_20_Text"><text:s text:c="8"/>return statement.executeQuery("SELECT * FROM users");</text:span></text:p>
      <text:p text:style-name="P17"><text:span text:style-name="Source_20_Text"><text:s text:c="4"/>}</text:span></text:p>
      <text:p text:style-name="P15"><text:span text:style-name="Source_20_Text">}</text:span></text:p>
      <text:h text:style-name="P18" text:outline-level="4">Paso 3: Crear un Proxy</text:h>
      <text:p text:style-name="P16">java</text:p>
      <text:p text:style-name="P16">Copiar código</text:p>
      <text:p text:style-name="P17"><text:span text:style-name="Source_20_Text">class UserDataProxy implements UserDataProvider {</text:span></text:p>
      <text:p text:style-name="P17"><text:span text:style-name="Source_20_Text"><text:s text:c="4"/>private RealUserDataProvider realProvider;</text:span></text:p>
      <text:p text:style-name="P17"/>
      <text:p text:style-name="P17"><text:span text:style-name="Source_20_Text"><text:s text:c="4"/>public UserDataProxy() {</text:span></text:p>
      <text:p text:style-name="P17"><text:span text:style-name="Source_20_Text"><text:s text:c="8"/>this.realProvider = new RealUserDataProvider();</text:span></text:p>
      <text:p text:style-name="P17"><text:span text:style-name="Source_20_Text"><text:s text:c="4"/>}</text:span></text:p>
      <text:p text:style-name="P17"/>
      <text:p text:style-name="P17"><text:span text:style-name="Source_20_Text"><text:s text:c="4"/>public ResultSet getUsers() throws SQLException {</text:span></text:p>
      <text:p text:style-name="P17"><text:span text:style-name="Source_20_Text"><text:s text:c="8"/>// Aquí se pueden agregar controles, caché, etc.</text:span></text:p>
      <text:p text:style-name="P17"><text:span text:style-name="Source_20_Text"><text:s text:c="8"/>return realProvider.getUsers();</text:span></text:p>
      <text:p text:style-name="P17"><text:span text:style-name="Source_20_Text"><text:s text:c="4"/>}</text:span></text:p>
      <text:p text:style-name="P15"><text:span text:style-name="Source_20_Text">}</text:span></text:p>
      <text:h text:style-name="P18" text:outline-level="4">Paso 4: Utilizar el Proxy en el cliente</text:h>
      <text:p text:style-name="P16">java</text:p>
      <text:p text:style-name="P16">Copiar código</text:p>
      <text:p text:style-name="P17"><text:span text:style-name="Source_20_Text">public class DataDisplay {</text:span></text:p>
      <text:p text:style-name="P17"><text:span text:style-name="Source_20_Text"><text:s text:c="4"/>public static void main(String[] args) {</text:span></text:p>
      <text:p text:style-name="P17"><text:span text:style-name="Source_20_Text"><text:s text:c="8"/>UserDataProvider provider = new UserDataProxy();</text:span></text:p>
      <text:p text:style-name="P17"/>
      <text:p text:style-name="P17"><text:span text:style-name="Source_20_Text"><text:s text:c="8"/>try (ResultSet users = provider.getUsers()) {</text:span></text:p>
      <text:p text:style-name="P17"><text:soft-page-break/><text:span text:style-name="Source_20_Text"><text:s text:c="12"/>while (users.next()) {</text:span></text:p>
      <text:p text:style-name="P17"><text:span text:style-name="Source_20_Text"><text:s text:c="16"/>System.out.println("User: " + users.getString("username"));</text:span></text:p>
      <text:p text:style-name="P17"><text:span text:style-name="Source_20_Text"><text:s text:c="12"/>}</text:span></text:p>
      <text:p text:style-name="P17"><text:span text:style-name="Source_20_Text"><text:s text:c="8"/>} catch (SQLException e) {</text:span></text:p>
      <text:p text:style-name="P17"><text:span text:style-name="Source_20_Text"><text:s text:c="12"/>e.printStackTrace();</text:span></text:p>
      <text:p text:style-name="P17"><text:span text:style-name="Source_20_Text"><text:s text:c="8"/>}</text:span></text:p>
      <text:p text:style-name="P17"><text:span text:style-name="Source_20_Text"><text:s text:c="4"/>}</text:span></text:p>
      <text:p text:style-name="P15"><text:span text:style-name="Source_20_Text">}</text:span></text:p>
      <text:h text:style-name="P14" text:outline-level="3">Beneficios del uso del patrón Proxy</text:h>
      <text:list xml:id="list99205243409998029" text:style-name="L2">
        <text:list-item>
          <text:p text:style-name="P10"><text:span text:style-name="Strong_20_Emphasis">Separación de responsabilidades</text:span>: Cada clase tiene un propósito claro, facilitando el mantenimiento y la extensibilidad.</text:p>
        </text:list-item>
        <text:list-item>
          <text:p text:style-name="P10"><text:span text:style-name="Strong_20_Emphasis">Facilidad de testing</text:span>: Al utilizar interfaces, se puede inyectar fácilmente dependencias simuladas en las pruebas.</text:p>
        </text:list-item>
        <text:list-item>
          <text:p text:style-name="P3"><text:span text:style-name="Strong_20_Emphasis">Flexibilidad</text:span>: El proxy puede introducir funcionalidades adicionales como la gestión de la caché y la seguridad sin modificar el cliente o la lógica de acceso a datos real.</text:p>
        </text:list-item>
      </text:list>
      <text:h text:style-name="P14" text:outline-level="3">Patrones similares y comparaciones</text:h>
      <text:list xml:id="list8996847031256073412" text:style-name="L3">
        <text:list-item>
          <text:p text:style-name="P11"><text:span text:style-name="Strong_20_Emphasis">Patrón Decorator</text:span>: Similar al Proxy, pero se centra más en añadir responsabilidades a objetos, sin cambiar su interfaz.</text:p>
        </text:list-item>
        <text:list-item>
          <text:p text:style-name="P4"><text:span text:style-name="Strong_20_Emphasis">Patrón Facade</text:span>: Simplifica la interfaz a múltiples subsistemas, pero no controla el acceso a los objetos, a diferencia del Proxy.</text:p>
        </text:list-item>
      </text:list>
      <text:h text:style-name="P14" text:outline-level="3">Principios SOLID violados en el enfoque original</text:h>
      <text:list xml:id="list284392672241250775" text:style-name="L4">
        <text:list-item>
          <text:p text:style-name="P12"><text:span text:style-name="Strong_20_Emphasis">Single Responsibility Principle (SRP)</text:span>: El código original mezclaba lógica de acceso a datos y presentación.</text:p>
        </text:list-item>
        <text:list-item>
          <text:p text:style-name="P12"><text:span text:style-name="Strong_20_Emphasis">Open/Closed Principle (OCP)</text:span>: Modificar el comportamiento de la conexión requeriría cambios en el código existente.</text:p>
        </text:list-item>
        <text:list-item>
          <text:p text:style-name="P5"><text:span text:style-name="Strong_20_Emphasis">Dependency Inversion Principle (DIP)</text:span>: Dependencia directa en implementaciones concretas en lugar de abstracciones.</text:p>
        </text:list-item>
      </text:list>
      <text:p text:style-name="P1">En resumen, la refactorización al patrón Proxy no solo mejora la estructura del código, sino que también lo hace más adaptable y fácil de mantener, alineando el diseño con principios de desarrollo de software robusto y escalable.</text:p>
      <text:p text:style-name="Standard"/>
      <text:p text:style-name="Standard"/>
      <text:h text:style-name="Heading_20_3" text:outline-level="3"><text:soft-page-break/></text:h>
      <text:h text:style-name="Heading_20_3" text:outline-level="3"/>
      <text:h text:style-name="Heading_20_3" text:outline-level="3">*********************************************************************************************************************************************************************</text:h>
      <text:h text:style-name="Heading_20_3" text:outline-level="3"/>
      <text:h text:style-name="Heading_20_3" text:outline-level="3">Refactorización utilizando Spring Boot y la Inyección de Dependencias</text:h>
      <text:p text:style-name="P1">Para refactorizar el ejemplo anterior usando Spring Boot, vamos a aprovechar la potencia de la inversión de control (IoC) y la inyección de dependencias (DI) que ofrece el framework. Esto no solo limpiará nuestro código, sino que también hará que sea más modular y fácil de mantener.</text:p>
      <text:h text:style-name="P18" text:outline-level="4">Paso 1: Configurar el entorno Spring Boot</text:h>
      <text:p text:style-name="P1">Primero, necesitas tener un proyecto Spring Boot. Puedes generar uno fácilmente usando <text:a xlink:type="simple" xlink:href="https://start.spring.io/" office:target-frame-name="_new" xlink:show="replace" text:style-name="Internet_20_link" text:visited-style-name="Visited_20_Internet_20_Link">Spring Initializr</text:a>. Para este ejemplo, elige las dependencias de Spring Web y Spring Data JPA o JDBC, dependiendo de tus preferencias.</text:p>
      <text:h text:style-name="P18" text:outline-level="4">Paso 2: Crear interfaces y clases</text:h>
      <text:p text:style-name="P1"><text:span text:style-name="Strong_20_Emphasis">1. Interface para el proveedor de datos</text:span></text:p>
      <text:p text:style-name="P16">java</text:p>
      <text:p text:style-name="P16">Copiar código</text:p>
      <text:p text:style-name="P17"><text:span text:style-name="Source_20_Text">public interface UserDataProvider {</text:span></text:p>
      <text:p text:style-name="P17"><text:span text:style-name="Source_20_Text"><text:s text:c="4"/>List&lt;String&gt; getUsers() throws SQLException;</text:span></text:p>
      <text:p text:style-name="P15"><text:span text:style-name="Source_20_Text">}</text:span></text:p>
      <text:p text:style-name="P1"><text:span text:style-name="Strong_20_Emphasis">2. Implementación real que accede a la base de datos</text:span></text:p>
      <text:p text:style-name="P16">java</text:p>
      <text:p text:style-name="P16">Copiar código</text:p>
      <text:p text:style-name="P17"><text:span text:style-name="Source_20_Text">import org.springframework.beans.factory.annotation.Autowired;</text:span></text:p>
      <text:p text:style-name="P17"><text:span text:style-name="Source_20_Text">import org.springframework.jdbc.core.JdbcTemplate;</text:span></text:p>
      <text:p text:style-name="P17"><text:span text:style-name="Source_20_Text">import org.springframework.stereotype.Repository;</text:span></text:p>
      <text:p text:style-name="P17"/>
      <text:p text:style-name="P17"><text:span text:style-name="Source_20_Text">import java.sql.*;</text:span></text:p>
      <text:p text:style-name="P17"><text:span text:style-name="Source_20_Text">import java.util.List;</text:span></text:p>
      <text:p text:style-name="P17"/>
      <text:p text:style-name="P17"><text:span text:style-name="Source_20_Text">@Repository</text:span></text:p>
      <text:p text:style-name="P17"><text:span text:style-name="Source_20_Text">public class RealUserDataProvider implements UserDataProvider {</text:span></text:p>
      <text:p text:style-name="P17"><text:span text:style-name="Source_20_Text"><text:s text:c="4"/>@Autowired</text:span></text:p>
      <text:p text:style-name="P17"><text:span text:style-name="Source_20_Text"><text:s text:c="4"/>private JdbcTemplate jdbcTemplate;</text:span></text:p>
      <text:p text:style-name="P17"/>
      <text:p text:style-name="P17"><text:span text:style-name="Source_20_Text"><text:s text:c="4"/>@Override</text:span></text:p>
      <text:p text:style-name="P17"><text:span text:style-name="Source_20_Text"><text:s text:c="4"/>public List&lt;String&gt; getUsers() {</text:span></text:p>
      <text:p text:style-name="P17"><text:span text:style-name="Source_20_Text"><text:s text:c="8"/>return jdbcTemplate.query("SELECT username FROM users", (rs, rowNum) -&gt; rs.getString("username"));</text:span></text:p>
      <text:p text:style-name="P17"><text:span text:style-name="Source_20_Text"><text:s text:c="4"/>}</text:span></text:p>
      <text:p text:style-name="P15"><text:soft-page-break/><text:span text:style-name="Source_20_Text">}</text:span></text:p>
      <text:p text:style-name="P1"><text:span text:style-name="Strong_20_Emphasis">3. Implementación del Proxy para añadir control adicional</text:span></text:p>
      <text:p text:style-name="P16">java</text:p>
      <text:p text:style-name="P16">Copiar código</text:p>
      <text:p text:style-name="P17"><text:span text:style-name="Source_20_Text">import org.springframework.beans.factory.annotation.Autowired;</text:span></text:p>
      <text:p text:style-name="P17"><text:span text:style-name="Source_20_Text">import org.springframework.stereotype.Component;</text:span></text:p>
      <text:p text:style-name="P17"/>
      <text:p text:style-name="P17"><text:span text:style-name="Source_20_Text">import java.sql.SQLException;</text:span></text:p>
      <text:p text:style-name="P17"><text:span text:style-name="Source_20_Text">import java.util.List;</text:span></text:p>
      <text:p text:style-name="P17"/>
      <text:p text:style-name="P17"><text:span text:style-name="Source_20_Text">@Component</text:span></text:p>
      <text:p text:style-name="P17"><text:span text:style-name="Source_20_Text">public class UserDataProxy implements UserDataProvider {</text:span></text:p>
      <text:p text:style-name="P17"><text:span text:style-name="Source_20_Text"><text:s text:c="4"/>private final RealUserDataProvider realProvider;</text:span></text:p>
      <text:p text:style-name="P17"/>
      <text:p text:style-name="P17"><text:span text:style-name="Source_20_Text"><text:s text:c="4"/>@Autowired</text:span></text:p>
      <text:p text:style-name="P17"><text:span text:style-name="Source_20_Text"><text:s text:c="4"/>public UserDataProxy(RealUserDataProvider realProvider) {</text:span></text:p>
      <text:p text:style-name="P17"><text:span text:style-name="Source_20_Text"><text:s text:c="8"/>this.realProvider = realProvider;</text:span></text:p>
      <text:p text:style-name="P17"><text:span text:style-name="Source_20_Text"><text:s text:c="4"/>}</text:span></text:p>
      <text:p text:style-name="P17"/>
      <text:p text:style-name="P17"><text:span text:style-name="Source_20_Text"><text:s text:c="4"/>@Override</text:span></text:p>
      <text:p text:style-name="P17"><text:span text:style-name="Source_20_Text"><text:s text:c="4"/>public List&lt;String&gt; getUsers() throws SQLException {</text:span></text:p>
      <text:p text:style-name="P17"><text:span text:style-name="Source_20_Text"><text:s text:c="8"/>// Agregar aquí lógica adicional si es necesario, como caching</text:span></text:p>
      <text:p text:style-name="P17"><text:span text:style-name="Source_20_Text"><text:s text:c="8"/>return realProvider.getUsers();</text:span></text:p>
      <text:p text:style-name="P17"><text:span text:style-name="Source_20_Text"><text:s text:c="4"/>}</text:span></text:p>
      <text:p text:style-name="P15"><text:span text:style-name="Source_20_Text">}</text:span></text:p>
      <text:h text:style-name="P18" text:outline-level="4">Paso 3: Controlador para la presentación</text:h>
      <text:p text:style-name="P1"><text:span text:style-name="Strong_20_Emphasis">1. Controlador Spring</text:span></text:p>
      <text:p text:style-name="P16">java</text:p>
      <text:p text:style-name="P16">Copiar código</text:p>
      <text:p text:style-name="P17"><text:span text:style-name="Source_20_Text">import org.springframework.beans.factory.annotation.Autowired;</text:span></text:p>
      <text:p text:style-name="P17"><text:span text:style-name="Source_20_Text">import org.springframework.web.bind.annotation.GetMapping;</text:span></text:p>
      <text:p text:style-name="P17"><text:span text:style-name="Source_20_Text">import org.springframework.web.bind.annotation.RestController;</text:span></text:p>
      <text:p text:style-name="P17"/>
      <text:p text:style-name="P17"><text:span text:style-name="Source_20_Text">import java.sql.SQLException;</text:span></text:p>
      <text:p text:style-name="P17"><text:span text:style-name="Source_20_Text">import java.util.List;</text:span></text:p>
      <text:p text:style-name="P17"/>
      <text:p text:style-name="P17"><text:span text:style-name="Source_20_Text">@RestController</text:span></text:p>
      <text:p text:style-name="P17"><text:span text:style-name="Source_20_Text">public class UserController {</text:span></text:p>
      <text:p text:style-name="P17"><text:span text:style-name="Source_20_Text"><text:s text:c="4"/>@Autowired</text:span></text:p>
      <text:p text:style-name="P17"><text:span text:style-name="Source_20_Text"><text:s text:c="4"/>private UserDataProvider userDataProvider;</text:span></text:p>
      <text:p text:style-name="P17"/>
      <text:p text:style-name="P17"><text:span text:style-name="Source_20_Text"><text:s text:c="4"/>@GetMapping("/users")</text:span></text:p>
      <text:p text:style-name="P17"><text:span text:style-name="Source_20_Text"><text:s text:c="4"/>public List&lt;String&gt; getUsers() throws SQLException {</text:span></text:p>
      <text:p text:style-name="P17"><text:span text:style-name="Source_20_Text"><text:s text:c="8"/>return userDataProvider.getUsers();</text:span></text:p>
      <text:p text:style-name="P17"><text:span text:style-name="Source_20_Text"><text:s text:c="4"/>}</text:span></text:p>
      <text:p text:style-name="P15"><text:span text:style-name="Source_20_Text">}</text:span></text:p>
      <text:h text:style-name="P14" text:outline-level="3">Explicación de la Refactorización</text:h>
      <text:p text:style-name="P1"><text:span text:style-name="Strong_20_Emphasis">Inversión de Control (IoC) y Inyección de Dependencias (DI)</text:span>: En este enfoque, Spring Boot gestiona las instancias de los objetos. El <text:span text:style-name="Source_20_Text">UserDataProxy</text:span> y el <text:span text:style-name="Source_20_Text">RealUserDataProvider</text:span> son <text:soft-page-break/>gestionados por Spring, y las dependencias son inyectadas automáticamente a través de constructores o setters. Esto facilita el desacoplamiento de las clases y mejora la testabilidad.</text:p>
      <text:p text:style-name="P1"><text:span text:style-name="Strong_20_Emphasis">Componentes y Repositorios</text:span>: Utilizamos anotaciones de Spring (<text:span text:style-name="Source_20_Text">@Component</text:span>, <text:span text:style-name="Source_20_Text">@Repository</text:span>) para definir responsabilidades y manejo dentro del contexto de Spring, lo que hace que el código sea más limpio y claro.</text:p>
      <text:p text:style-name="P1"><text:span text:style-name="Strong_20_Emphasis">JdbcTemplate</text:span>: Utilizamos <text:span text:style-name="Source_20_Text">JdbcTemplate</text:span> para simplificar la interacción con la base de datos, eliminando la necesidad de manejar conexiones y cerrar recursos manualmente.</text:p>
      <text:h text:style-name="P14" text:outline-level="3">Beneficios de este enfoque</text:h>
      <text:list xml:id="list6467462217381538333" text:style-name="L5">
        <text:list-item>
          <text:p text:style-name="P13"><text:span text:style-name="Strong_20_Emphasis">Separación de responsabilidades</text:span>: Cada componente tiene una única responsabilidad bien definida.</text:p>
        </text:list-item>
        <text:list-item>
          <text:p text:style-name="P13"><text:span text:style-name="Strong_20_Emphasis">Facilidad de mantenimiento</text:span>: El uso de Spring Boot facilita agregar o modificar funcionalidades sin alterar otras partes del sistema.</text:p>
        </text:list-item>
        <text:list-item>
          <text:p text:style-name="P6"><text:span text:style-name="Strong_20_Emphasis">Mejor testabilidad</text:span>: La inyección de dependencias permite mockear fácilmente las dependencias en las pruebas.</text:p>
        </text:list-item>
      </text:list>
      <text:p text:style-name="P1">Utilizando Spring Boot y patrones de diseño como el Proxy, hemos creado una aplicación más robusta, mantenible y preparada para escalar, al tiempo que se facilita la integración y el despliegue continuo.</text:p>
      <text:p text:style-name="Standard"/>
      <text:p text:style-name="Standard"/>
      <text:h text:style-name="Heading_20_3" text:outline-level="3">******************************************************************************************************************************************************************</text:h>
      <text:h text:style-name="Heading_20_3" text:outline-level="3"/>
      <text:h text:style-name="Heading_20_3" text:outline-level="3">Refactorización Utilizando Programación Funcional en Java</text:h>
      <text:p text:style-name="P1">En la refactorización hacia un estilo más funcional, nos enfocaremos en cómo Java puede aprovechar su API de Streams y expresiones lambda para transformar el ejemplo de conexión a base de datos y manejo de usuarios. La programación funcional nos ofrece ventajas como inmutabilidad, concisión y la posibilidad de encadenar operaciones de manera más expresiva y clara.</text:p>
      <text:h text:style-name="P18" text:outline-level="4">Paso 1: Crear una Función de Utilidad para Consultas de Base de Datos</text:h>
      <text:p text:style-name="P1">Primero, creamos una función de utilidad que acepte una consulta SQL y una función de mapeo. Esta función se encargará de la ejecución de la consulta y del procesamiento de resultados usando lambdas y streams, lo que nos permite abstraer y reutilizar la lógica de conexión y consulta.</text:p>
      <text:p text:style-name="P16">java</text:p>
      <text:p text:style-name="P16">Copiar código</text:p>
      <text:p text:style-name="P17"><text:span text:style-name="Source_20_Text">import java.sql.*;</text:span></text:p>
      <text:p text:style-name="P17"><text:span text:style-name="Source_20_Text">import java.util.ArrayList;</text:span></text:p>
      <text:p text:style-name="P17"><text:span text:style-name="Source_20_Text">import java.util.List;</text:span></text:p>
      <text:p text:style-name="P17"><text:span text:style-name="Source_20_Text">import java.util.function.Function;</text:span></text:p>
      <text:p text:style-name="P17"/>
      <text:p text:style-name="P17"><text:span text:style-name="Source_20_Text">public class DatabaseUtils {</text:span></text:p>
      <text:p text:style-name="P17"><text:soft-page-break/><text:span text:style-name="Source_20_Text"><text:s text:c="4"/>private static final String DB_URL = "jdbc:mysql://localhost/mydb";</text:span></text:p>
      <text:p text:style-name="P17"><text:span text:style-name="Source_20_Text"><text:s text:c="4"/>private static final String USER = "user";</text:span></text:p>
      <text:p text:style-name="P17"><text:span text:style-name="Source_20_Text"><text:s text:c="4"/>private static final String PASS = "password";</text:span></text:p>
      <text:p text:style-name="P17"/>
      <text:p text:style-name="P17"><text:span text:style-name="Source_20_Text"><text:s text:c="4"/>public static &lt;T&gt; List&lt;T&gt; executeQuery(String sql, Function&lt;ResultSet, T&gt; mapper) {</text:span></text:p>
      <text:p text:style-name="P17"><text:span text:style-name="Source_20_Text"><text:s text:c="8"/>List&lt;T&gt; results = new ArrayList&lt;&gt;();</text:span></text:p>
      <text:p text:style-name="P17"><text:span text:style-name="Source_20_Text"><text:s text:c="8"/>try (Connection conn = DriverManager.getConnection(DB_URL, USER, PASS);</text:span></text:p>
      <text:p text:style-name="P17"><text:span text:style-name="Source_20_Text"><text:s text:c="13"/>Statement stmt = conn.createStatement();</text:span></text:p>
      <text:p text:style-name="P17"><text:span text:style-name="Source_20_Text"><text:s text:c="13"/>ResultSet rs = stmt.executeQuery(sql)) {</text:span></text:p>
      <text:p text:style-name="P17"/>
      <text:p text:style-name="P17"><text:span text:style-name="Source_20_Text"><text:s text:c="12"/>while (rs.next()) {</text:span></text:p>
      <text:p text:style-name="P17"><text:span text:style-name="Source_20_Text"><text:s text:c="16"/>results.add(mapper.apply(rs));</text:span></text:p>
      <text:p text:style-name="P17"><text:span text:style-name="Source_20_Text"><text:s text:c="12"/>}</text:span></text:p>
      <text:p text:style-name="P17"><text:span text:style-name="Source_20_Text"><text:s text:c="8"/>} catch (SQLException e) {</text:span></text:p>
      <text:p text:style-name="P17"><text:span text:style-name="Source_20_Text"><text:s text:c="12"/>e.printStackTrace();</text:span></text:p>
      <text:p text:style-name="P17"><text:span text:style-name="Source_20_Text"><text:s text:c="8"/>}</text:span></text:p>
      <text:p text:style-name="P17"><text:span text:style-name="Source_20_Text"><text:s text:c="8"/>return results;</text:span></text:p>
      <text:p text:style-name="P17"><text:span text:style-name="Source_20_Text"><text:s text:c="4"/>}</text:span></text:p>
      <text:p text:style-name="P15"><text:span text:style-name="Source_20_Text">}</text:span></text:p>
      <text:h text:style-name="P18" text:outline-level="4">Paso 2: Uso de la Función de Utilidad para Obtener Usuarios</text:h>
      <text:p text:style-name="P1">Ahora podemos utilizar la función de utilidad para obtener una lista de usuarios. Usaremos una expresión lambda para mapear cada <text:span text:style-name="Source_20_Text">ResultSet</text:span> a un objeto <text:span text:style-name="Source_20_Text">String</text:span> que represente el nombre de usuario.</text:p>
      <text:p text:style-name="P16">java</text:p>
      <text:p text:style-name="P16">Copiar código</text:p>
      <text:p text:style-name="P17"><text:span text:style-name="Source_20_Text">public class UserDataService {</text:span></text:p>
      <text:p text:style-name="P17"><text:span text:style-name="Source_20_Text"><text:s text:c="4"/>public List&lt;String&gt; getUsers() {</text:span></text:p>
      <text:p text:style-name="P17"><text:span text:style-name="Source_20_Text"><text:s text:c="8"/>return DatabaseUtils.executeQuery(</text:span></text:p>
      <text:p text:style-name="P17"><text:span text:style-name="Source_20_Text"><text:s text:c="12"/>"SELECT username FROM users",</text:span></text:p>
      <text:p text:style-name="P17"><text:span text:style-name="Source_20_Text"><text:s text:c="12"/>rs -&gt; {</text:span></text:p>
      <text:p text:style-name="P17"><text:span text:style-name="Source_20_Text"><text:s text:c="16"/>try {</text:span></text:p>
      <text:p text:style-name="P17"><text:span text:style-name="Source_20_Text"><text:s text:c="20"/>return rs.getString("username");</text:span></text:p>
      <text:p text:style-name="P17"><text:span text:style-name="Source_20_Text"><text:s text:c="16"/>} catch (SQLException e) {</text:span></text:p>
      <text:p text:style-name="P17"><text:span text:style-name="Source_20_Text"><text:s text:c="20"/>throw new RuntimeException(e);</text:span></text:p>
      <text:p text:style-name="P17"><text:span text:style-name="Source_20_Text"><text:s text:c="16"/>}</text:span></text:p>
      <text:p text:style-name="P17"><text:span text:style-name="Source_20_Text"><text:s text:c="12"/>}</text:span></text:p>
      <text:p text:style-name="P17"><text:span text:style-name="Source_20_Text"><text:s text:c="8"/>);</text:span></text:p>
      <text:p text:style-name="P17"><text:span text:style-name="Source_20_Text"><text:s text:c="4"/>}</text:span></text:p>
      <text:p text:style-name="P15"><text:span text:style-name="Source_20_Text">}</text:span></text:p>
      <text:h text:style-name="P18" text:outline-level="4">Paso 3: Introducir un Método Principal para Mostrar los Datos</text:h>
      <text:p text:style-name="P1">En un estilo más funcional, el método principal puede usar Streams para manejar la salida.</text:p>
      <text:p text:style-name="P16">java</text:p>
      <text:p text:style-name="P16">Copiar código</text:p>
      <text:p text:style-name="P17"><text:span text:style-name="Source_20_Text">public class Main {</text:span></text:p>
      <text:p text:style-name="P17"><text:span text:style-name="Source_20_Text"><text:s text:c="4"/>public static void main(String[] args) {</text:span></text:p>
      <text:p text:style-name="P17"><text:span text:style-name="Source_20_Text"><text:s text:c="8"/>UserDataService userDataService = new UserDataService();</text:span></text:p>
      <text:p text:style-name="P17"><text:span text:style-name="Source_20_Text"><text:s text:c="8"/>userDataService.getUsers().forEach(System.out::println);</text:span></text:p>
      <text:p text:style-name="P17"><text:span text:style-name="Source_20_Text"><text:s text:c="4"/>}</text:span></text:p>
      <text:p text:style-name="P15"><text:span text:style-name="Source_20_Text">}</text:span></text:p>
      <text:h text:style-name="P14" text:outline-level="3"><text:soft-page-break/>Ventajas de esta Refactorización</text:h>
      <text:list xml:id="list4195693133938122537" text:style-name="L6">
        <text:list-item>
          <text:p text:style-name="P7"><text:span text:style-name="Strong_20_Emphasis">Concisión y claridad</text:span>: La programación funcional permite escribir código más conciso y claro. Las operaciones sobre los datos son más explícitas y la lógica de transformación de datos es fácil de entender y de seguir.</text:p>
        </text:list-item>
        <text:list-item>
          <text:p text:style-name="P7"><text:span text:style-name="Strong_20_Emphasis">Inmutabilidad y Seguridad en Hilos</text:span>: Aunque este ejemplo no muestra inmutabilidad directamente, el uso de Streams y funciones puras promueve un estilo de programación donde los datos no cambian su estado, lo cual es beneficioso para aplicaciones concurrentes.</text:p>
        </text:list-item>
        <text:list-item>
          <text:p text:style-name="P7"><text:span text:style-name="Strong_20_Emphasis">Composición de Funciones</text:span>: La capacidad de componer funciones hace que el código sea más modular y reutilizable. En este caso, <text:span text:style-name="Source_20_Text">DatabaseUtils.executeQuery</text:span> puede ser usado con cualquier consulta SQL y mapeador de <text:span text:style-name="Source_20_Text">ResultSet</text:span>, lo que aumenta la reusabilidad del código.</text:p>
        </text:list-item>
        <text:list-item>
          <text:p text:style-name="P7"><text:span text:style-name="Strong_20_Emphasis">Separación de preocupaciones</text:span>: Separando la conexión y ejecución de la base de datos en <text:span text:style-name="Source_20_Text">DatabaseUtils</text:span>, mantenemos el servicio centrado en la lógica de negocio.</text:p>
        </text:list-item>
      </text:list>
      <text:h text:style-name="P14" text:outline-level="3">Consideraciones Finales</text:h>
      <text:p text:style-name="P1">La refactorización hacia un estilo funcional en Java ayuda a simplificar el manejo de datos y mejora la claridad del código. La utilización de Streams y lambdas en Java abre un paradigma más expresivo para manejar la lógica de transformación de datos y puede integrarse bien con otros aspectos de programación orientada a objetos, haciendo que el código sea robusto y mantenible al mismo tiempo que legible y conciso.</text:p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5-14T16:27:27.59</meta:creation-date>
    <dc:date>2024-05-14T16:54:33.08</dc:date>
    <meta:editing-duration>PT27M4S</meta:editing-duration>
    <meta:editing-cycles>4</meta:editing-cycles>
    <meta:generator>OpenOffice/4.1.15$Win32 OpenOffice.org_project/4115m2$Build-9813</meta:generator>
    <meta:document-statistic meta:table-count="0" meta:image-count="0" meta:object-count="0" meta:page-count="8" meta:paragraph-count="233" meta:word-count="1691" meta:character-count="13375"/>
  </office:meta>
</office:document-meta>
</file>